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6d44" officeooo:paragraph-rsid="00096d44"/>
    </style:style>
    <style:style style:name="P2" style:family="paragraph" style:parent-style-name="Standard">
      <style:text-properties officeooo:rsid="00096d44" officeooo:paragraph-rsid="000a7dc7"/>
    </style:style>
    <style:style style:name="P3" style:family="paragraph" style:parent-style-name="Standard">
      <style:text-properties officeooo:paragraph-rsid="000a7dc7"/>
    </style:style>
    <style:style style:name="T1" style:family="text">
      <style:text-properties officeooo:rsid="000a7d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_223707936"/>Funcionário(Atendente, Gerente)</text:p>
      <text:p text:style-name="Standard">{incompleta, disjunta}</text:p>
      <text:p text:style-name="Standard"/>
      <text:p text:style-name="Standard">É incompleta pois pode ter mais classes filhas de Funcionário que não foram especificadas no domínio. E é disjunta pois não pode ter simultaneamente um atendente que seja gerente.<text:bookmark-end text:name="__DdeLink__1_223707936"/></text:p>
      <text:p text:style-name="Standard"/>
      <text:p text:style-name="P2"><text:span text:style-name="T1">Visitante</text:span>(<text:span text:style-name="T1">Palestrante, Visitante Comum, ResponsavelEvento</text:span>)</text:p>
      <text:p text:style-name="P3">{incompleta, disjunta}</text:p>
      <text:p text:style-name="P3"/>
      <text:p text:style-name="P3">É incompleta pois pode ter mais classes filhas de <text:span text:style-name="T1">Visitante</text:span> que não foram especificadas no domínio. E é disjunta pois não pode ter simultaneamente um <text:span text:style-name="T1">um palestrante que seja visitante comum e responsável pelo evento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1:35:38.332182860</meta:creation-date>
    <dc:date>2017-11-01T11:47:25.991427458</dc:date>
    <meta:editing-duration>PT11M51S</meta:editing-duration>
    <meta:editing-cycles>3</meta:editing-cycles>
    <meta:generator>LibreOffice/5.4.2.2.0$Linux_X86_64 LibreOffice_project/40m0$Build-2</meta:generator>
    <meta:document-statistic meta:table-count="0" meta:image-count="0" meta:object-count="0" meta:page-count="1" meta:paragraph-count="6" meta:word-count="74" meta:character-count="528" meta:non-whitespace-character-count="460"/>
  </office:meta>
</office:document-meta>
</file>